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bevel" svg:stroke-linecap="butt" draw:fill-color="#afd095" draw:textarea-horizontal-align="justify" draw:textarea-vertical-align="top" draw:auto-grow-height="false" fo:min-height="14.05cm" fo:min-width="16.98cm" draw:shadow-color="#5eb91e"/>
      <style:paragraph-properties style:writing-mode="lr-tb"/>
    </style:style>
    <style:style style:name="gr2" style:family="graphic" style:parent-style-name="standard">
      <style:graphic-properties svg:stroke-color="#000000" svg:stroke-opacity="100%" draw:stroke-linejoin="bevel" svg:stroke-linecap="square" draw:fill-color="#dddddd" draw:textarea-horizontal-align="justify" draw:textarea-vertical-align="middle" draw:auto-grow-height="false" fo:min-height="0.977cm" fo:min-width="1.647cm" draw:shadow-opacity="100%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width="0.035cm" svg:stroke-color="#000000" draw:marker-start-width="0.253cm" draw:marker-end-width="0.253cm" svg:stroke-linecap="butt" draw:fill="none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663cm" fo:min-width="3.18cm" draw:shadow-opacity="100%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034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73cm" fo:min-width="3.64cm" draw:shadow-opacity="100%"/>
      <style:paragraph-properties style:writing-mode="lr-tb"/>
    </style:style>
    <style:style style:name="gr8" style:family="graphic" style:parent-style-name="standard">
      <style:graphic-properties svg:stroke-color="#000000" svg:stroke-linecap="butt" draw:fill-color="#eeeeee" draw:textarea-horizontal-align="justify" draw:textarea-vertical-align="middle" draw:auto-grow-height="false" fo:min-height="1.283cm" fo:min-width="2.03cm" draw:shadow-opacity="100%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3cm" fo:min-width="2.107cm" draw:shadow-opacity="100%"/>
      <style:paragraph-properties style:writing-mode="lr-tb"/>
    </style:style>
    <style:style style:name="gr11" style:family="graphic" style:parent-style-name="standard">
      <style:graphic-properties svg:stroke-color="#000000" svg:stroke-opacity="100%" svg:stroke-linecap="butt" draw:fill-color="#eeeeee" draw:textarea-horizontal-align="justify" draw:textarea-vertical-align="middle" draw:auto-grow-height="false" fo:min-height="1.283cm" fo:min-width="2.03cm" draw:shadow-opacity="100%"/>
      <style:paragraph-properties style:writing-mode="lr-tb"/>
    </style:style>
    <style:style style:name="gr12" style:family="graphic" style:parent-style-name="standard">
      <style:graphic-properties svg:stroke-color="#000000" svg:stroke-opacity="100%" svg:stroke-linecap="butt" draw:fill-color="#eeeeee" draw:textarea-horizontal-align="justify" draw:textarea-vertical-align="middle" draw:auto-grow-height="false" fo:min-height="1.284cm" fo:min-width="2.03cm" draw:shadow-opacity="100%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3cm" fo:min-width="1.715cm" draw:shadow-opacity="100%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afd095" fo:min-height="0.319cm" fo:padding-left="0.05cm" fo:padding-right="0.0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afd095" fo:min-height="0.319cm" fo:padding-top="0.05cm" fo:padding-bottom="0.05cm" fo:padding-left="0.05cm" fo:padding-right="0.05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13cm" fo:min-width="1.719cm" draw:shadow-opacity="100%"/>
      <style:paragraph-properties style:writing-mode="lr-tb"/>
    </style:style>
    <style:style style:name="gr17" style:family="graphic" style:parent-style-name="standard">
      <style:graphic-properties svg:stroke-color="#000000" svg:stroke-opacity="100%" draw:stroke-linejoin="bevel" svg:stroke-linecap="butt" draw:fill-color="#afd095" draw:textarea-horizontal-align="justify" draw:textarea-vertical-align="top" draw:auto-grow-height="false" fo:min-height="14.95cm" fo:min-width="18.7cm" draw:shadow-color="#5eb91e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3.1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95cm" fo:min-width="6.3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5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3.9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1.9cm"/>
      <style:paragraph-properties style:writing-mode="lr-tb"/>
    </style:style>
    <style:style style:name="gr23" style:family="graphic" style:parent-style-name="standard">
      <style:graphic-properties svg:stroke-width="0.035cm" svg:stroke-color="#111111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afd095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8pt"/>
    </style:style>
    <style:style style:name="P4" style:family="paragraph">
      <loext:graphic-properties draw:fill-color="#dddddd"/>
      <style:paragraph-properties fo:text-align="center" style:writing-mode="lr-tb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.282cm" fo:line-height="108%" fo:text-align="center" fo:text-indent="0cm" style:text-autospace="none" style:writing-mode="lr-tb"/>
      <style:text-properties fo:font-size="10pt" style:font-size-asian="10pt" style:font-size-complex="10pt"/>
    </style:style>
    <style:style style:name="P11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afd095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-color="#ffffff"/>
      <style:paragraph-properties fo:text-align="center" style:writing-mode="lr-tb"/>
    </style:style>
    <style:style style:name="T1" style:family="text">
      <style:text-properties fo:font-size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6pt" fo:language="en" fo:country="US" fo:font-style="normal" fo:text-shadow="none" style:text-underline-style="none" fo:font-weight="bold" style:letter-kerning="true" style:font-name-asian="Calibri1" style:font-size-asian="6pt" style:language-asian="en" style:country-asian="US" style:font-style-asian="normal" style:font-weight-asian="bold" style:font-name-complex="Times New Roman" style:font-size-complex="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48cm" svg:height="14.3cm" svg:x="7.1cm" svg:y="3.1cm">
          <text:p text:style-name="P1">Control PCB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147cm" svg:height="1.227cm" draw:transform="rotate (1.5707963267949) translate (7.1cm 8.39cm)">
          <text:p text:style-name="P3"><text:span text:style-name="T1">Power IN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2.85cm" svg:y1="3.1cm" svg:x2="12.88cm" svg:y2="17.4cm">
          <text:p/>
        </draw:line>
        <draw:custom-shape draw:style-name="gr4" draw:text-style-name="P7" xml:id="id2" draw:id="id2" draw:layer="layout" svg:width="3.68cm" svg:height="2.913cm" svg:x="11.01cm" svg:y="5.86cm">
          <text:p text:style-name="P6"><text:span text:style-name="T2">Control voltage generation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8.327cm" svg:y1="7.317cm" svg:x2="11.01cm" svg:y2="7.316cm" draw:start-shape="id1" draw:start-glue-point="2" draw:end-shape="id2" draw:end-glue-point="3" svg:d="M8327 7317h1341v-1h1342" svg:viewBox="0 0 2684 2">
          <text:p/>
        </draw:connector>
        <draw:frame draw:style-name="gr6" draw:text-style-name="P9" draw:layer="layout" svg:width="3.134cm" svg:height="1.039cm" svg:x="9.58cm" svg:y="16.361cm">
          <draw:text-box>
            <text:p><text:span text:style-name="T2">Isolation Barrier</text:span></text:p>
          </draw:text-box>
        </draw:frame>
        <draw:custom-shape draw:style-name="gr7" draw:text-style-name="P7" xml:id="id3" draw:id="id3" draw:layer="layout" svg:width="4.14cm" svg:height="5.98cm" svg:x="15.917cm" svg:y="7.087cm">
          <draw:glue-point draw:id="4" svg:x="2.777cm" svg:y="-5cm"/>
          <draw:glue-point draw:id="5" svg:x="5cm" svg:y="-3.717cm"/>
          <draw:glue-point draw:id="6" svg:x="5cm" svg:y="3.717cm"/>
          <draw:glue-point draw:id="7" svg:x="3.148cm" svg:y="5cm"/>
          <draw:glue-point draw:id="8" svg:x="-3.148cm" svg:y="5cm"/>
          <draw:glue-point draw:id="9" svg:x="-3.157cm" svg:y="-4.978cm"/>
          <text:p text:style-name="P6"><text:span text:style-name="T2">Processor</text:span></text:p>
          <text:p text:style-name="P10"><text:span text:style-name="T3">PIC24FJ512GL40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2.53cm" svg:height="1.533cm" svg:x="22.05cm" svg:y="7.087cm">
          <text:p text:style-name="P6"><text:span text:style-name="T2">RS485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svg:x1="20.057cm" svg:y1="7.855cm" svg:x2="22.05cm" svg:y2="7.853cm" draw:start-shape="id3" draw:start-glue-point="5" draw:end-shape="id4" draw:end-glue-point="3" svg:d="M20057 7855h997v-2h996" svg:viewBox="0 0 1994 3">
          <text:p/>
        </draw:connector>
        <draw:custom-shape draw:style-name="gr10" draw:text-style-name="P13" xml:id="id5" draw:id="id5" draw:layer="layout" svg:width="2.607cm" svg:height="1.38cm" svg:x="15.38cm" svg:y="4.6cm">
          <draw:glue-point draw:id="4" svg:x="2.777cm" svg:y="-5cm"/>
          <draw:glue-point draw:id="5" svg:x="5cm" svg:y="-3.717cm"/>
          <text:p text:style-name="P12"><text:span text:style-name="T4">Debug Interfac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6.681cm" svg:y1="7.101cm" svg:x2="16.683cm" svg:y2="5.98cm" draw:start-shape="id3" draw:start-glue-point="9" draw:end-shape="id5" draw:end-glue-point="2" svg:d="M16681 7101v-567h2v-554" svg:viewBox="0 0 3 1122">
          <text:p/>
        </draw:connector>
        <draw:custom-shape draw:style-name="gr11" draw:text-style-name="P14" xml:id="id6" draw:id="id6" draw:layer="layout" svg:width="2.53cm" svg:height="1.533cm" svg:x="22.05cm" svg:y="9.31cm">
          <text:p text:style-name="P12"><text:span text:style-name="T4">Temp Sens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2.05cm" svg:y1="10.076cm" svg:x2="20.057cm" svg:y2="10.077cm" draw:start-shape="id6" draw:start-glue-point="3" draw:end-shape="id3" draw:end-glue-point="1" svg:d="M22050 10076h-996v1h-997" svg:viewBox="0 0 1994 2">
          <text:p/>
        </draw:connector>
        <draw:custom-shape draw:style-name="gr12" draw:text-style-name="P14" xml:id="id7" draw:id="id7" draw:layer="layout" svg:width="2.53cm" svg:height="1.534cm" svg:x="22.05cm" svg:y="11.533cm">
          <text:p text:style-name="P12"><text:span text:style-name="T4">SSR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0.057cm" svg:y1="12.299cm" svg:x2="22.05cm" svg:y2="12.3cm" draw:start-shape="id3" draw:start-glue-point="6" draw:end-shape="id7" draw:end-glue-point="3" svg:d="M20057 12299h997v1h996" svg:viewBox="0 0 1994 2">
          <text:p/>
        </draw:connector>
        <draw:connector draw:style-name="gr9" draw:text-style-name="P8" draw:layer="layout" svg:x1="19.29cm" svg:y1="13.067cm" svg:x2="22.05cm" svg:y2="14.567cm" draw:start-shape="id3" draw:start-glue-point="7" draw:end-shape="id8" svg:d="M19290 13067v1500h2760" svg:viewBox="0 0 2761 1501">
          <text:p/>
        </draw:connector>
        <draw:custom-shape draw:style-name="gr13" draw:text-style-name="P13" xml:id="id9" draw:id="id9" draw:layer="layout" svg:width="2.215cm" svg:height="1.38cm" svg:x="15.578cm" svg:y="14.293cm">
          <draw:glue-point draw:id="4" svg:x="2.777cm" svg:y="-5cm"/>
          <draw:glue-point draw:id="5" svg:x="5cm" svg:y="-3.717cm"/>
          <text:p text:style-name="P12"><text:span text:style-name="T4">Serial</text:span></text:p>
          <text:p text:style-name="P12"><text:span text:style-name="T4">EEPROM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6.685cm" svg:y1="14.293cm" svg:x2="16.684cm" svg:y2="13.067cm" draw:start-shape="id9" draw:start-glue-point="0" draw:end-shape="id3" draw:end-glue-point="8" svg:d="M16685 14293v-613h-1v-613" svg:viewBox="0 0 2 1227">
          <text:p/>
        </draw:connector>
        <draw:frame draw:style-name="gr14" draw:text-style-name="P15" draw:layer="layout" svg:width="0.9cm" svg:height="0.569cm" svg:x="20.541cm" svg:y="7.6cm">
          <draw:text-box>
            <text:p text:style-name="P8"><text:span text:style-name="T4">UART</text:span></text:p>
          </draw:text-box>
        </draw:frame>
        <draw:frame draw:style-name="gr15" draw:text-style-name="P15" draw:layer="layout" svg:width="0.9cm" svg:height="0.419cm" svg:x="16.232cm" svg:y="13.531cm">
          <draw:text-box>
            <text:p text:style-name="P8"><text:span text:style-name="T4">I2C</text:span></text:p>
          </draw:text-box>
        </draw:frame>
        <draw:custom-shape draw:style-name="gr12" draw:text-style-name="P14" xml:id="id8" draw:id="id8" draw:layer="layout" svg:width="2.53cm" svg:height="1.534cm" svg:x="22.05cm" svg:y="13.8cm">
          <text:p text:style-name="P12"><text:span text:style-name="T4">Display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0" draw:id="id10" draw:layer="layout" svg:width="2.219cm" svg:height="1.38cm" svg:x="12.961cm" svg:y="9.387cm">
          <draw:glue-point draw:id="4" svg:x="2.777cm" svg:y="-5cm"/>
          <draw:glue-point draw:id="5" svg:x="5cm" svg:y="-3.717cm"/>
          <text:p text:style-name="P12"><text:span text:style-name="T4">Status LED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15.917cm" svg:y1="10.077cm" svg:x2="15.18cm" svg:y2="10.077cm" draw:start-shape="id3" draw:start-glue-point="3" draw:end-shape="id10" draw:end-glue-point="1" svg:d="M15917 10077h-737" svg:viewBox="0 0 738 1">
          <text:p/>
        </draw:connector>
        <draw:frame draw:style-name="gr15" draw:text-style-name="P15" draw:layer="layout" svg:width="0.6cm" svg:height="0.419cm" svg:x="20.691cm" svg:y="14.4cm">
          <draw:text-box>
            <text:p text:style-name="P8"><text:span text:style-name="T4">SPI</text:span></text:p>
          </draw:text-box>
        </draw:frame>
        <draw:custom-shape draw:style-name="gr12" draw:text-style-name="P14" xml:id="id11" draw:id="id11" draw:layer="layout" svg:width="2.53cm" svg:height="1.534cm" svg:x="22.05cm" svg:y="4.9cm">
          <text:p text:style-name="P12"><text:span text:style-name="T4">Poti</text:span></text:p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0.9cm" svg:height="0.419cm" svg:x="16.18cm" svg:y="6.381cm">
          <draw:text-box>
            <text:p text:style-name="P8"><text:span text:style-name="T4">UART</text:span></text:p>
          </draw:text-box>
        </draw:frame>
        <draw:connector draw:style-name="gr9" draw:text-style-name="P8" draw:layer="layout" svg:x1="22.05cm" svg:y1="5.667cm" svg:x2="19.136cm" svg:y2="7.087cm" draw:start-shape="id11" draw:start-glue-point="3" draw:end-shape="id3" draw:end-glue-point="4" svg:d="M22050 5667h-2914v1420" svg:viewBox="0 0 2915 1421">
          <text:p/>
        </draw:connector>
      </draw:page>
      <draw:page draw:name="page2" draw:style-name="dp1" draw:master-page-name="Standard">
        <draw:custom-shape draw:style-name="gr17" draw:text-style-name="P2" draw:layer="layout" svg:width="19.2cm" svg:height="15.2cm" svg:x="5.8cm" svg:y="2.2cm">
          <text:p text:style-name="P1">Control PCB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8" draw:text-style-name="P16" xml:id="id14" draw:id="id14" draw:layer="layout" svg:width="3.6cm" svg:height="2.4cm" svg:x="19.4cm" svg:y="7.4cm">
          <text:p text:style-name="P1">SSR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5" draw:id="id15" draw:layer="layout" svg:width="6.8cm" svg:height="5.2cm" svg:x="10.2cm" svg:y="7.4cm">
          <draw:glue-point draw:id="4" svg:x="-5cm" svg:y="-4.23cm"/>
          <draw:glue-point draw:id="5" svg:x="-5cm" svg:y="-3.461cm"/>
          <text:p text:style-name="P1">Control PCB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1.7cm" svg:x="25.6cm" svg:y="8cm">
          <text:p text:style-name="P1">Heater 1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3cm" svg:height="1.7cm" svg:x="25.6cm" svg:y="9.9cm">
          <text:p text:style-name="P1">Heater 2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3" draw:id="id13" draw:layer="layout" svg:width="4.4cm" svg:height="2.7cm" svg:x="4.2cm" svg:y="4.3cm">
          <text:p text:style-name="P1">Input Filter</text:p>
          <draw:enhanced-geometry svg:viewBox="0 0 21600 21600" draw:type="rectangle" draw:enhanced-path="M 0 0 L 21600 0 21600 21600 0 21600 0 0 Z N"/>
        </draw:custom-shape>
        <draw:custom-shape draw:style-name="gr22" draw:text-style-name="P16" xml:id="id12" draw:id="id12" draw:layer="layout" svg:width="2.4cm" svg:height="2.7cm" svg:x="1cm" svg:y="4.3cm">
          <text:p text:style-name="P1">Mains IN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3.4cm" svg:y1="5.65cm" svg:x2="4.2cm" svg:y2="5.65cm" draw:start-shape="id12" draw:start-glue-point="1" draw:end-shape="id13" draw:end-glue-point="3" svg:d="M3400 5650h800" svg:viewBox="0 0 801 1">
          <text:p/>
        </draw:connector>
        <draw:connector draw:style-name="gr5" draw:text-style-name="P8" draw:layer="layout" svg:x1="8.6cm" svg:y1="5.65cm" svg:x2="21.2cm" svg:y2="7.4cm" draw:start-shape="id13" draw:start-glue-point="1" draw:end-shape="id14" draw:end-glue-point="0" svg:d="M8600 5650h12600v1750" svg:viewBox="0 0 12601 1751">
          <text:p/>
        </draw:connector>
        <draw:connector draw:style-name="gr5" draw:text-style-name="P8" draw:layer="layout" svg:x1="10.2cm" svg:y1="7.801cm" svg:x2="8.6cm" svg:y2="5.65cm" draw:start-shape="id15" draw:start-glue-point="4" draw:end-shape="id13" draw:end-glue-point="1" svg:d="M10200 7801h-800v-2151h-800" svg:viewBox="0 0 1601 215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1" fo:font-family="Calibri" style:font-family-generic="swiss" style:font-pitch="variable" fo:font-size="11pt" fo:language="de" fo:country="DE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02:23:45.153000000</meta:creation-date>
    <meta:generator>LibreOffice/7.2.4.1$Windows_X86_64 LibreOffice_project/27d75539669ac387bb498e35313b970b7fe9c4f9</meta:generator>
    <dc:date>2022-01-01T18:58:40.632000000</dc:date>
    <meta:editing-duration>PT2H5M28S</meta:editing-duration>
    <meta:editing-cycles>7</meta:editing-cycles>
    <meta:document-statistic meta:object-count="37"/>
  </office:meta>
</office:document-meta>
</file>